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
      <style:paragraph-properties fo:margin-top="0in" fo:margin-bottom="0in" loext:contextual-spacing="false"/>
    </style:style>
    <style:style style:name="P19" style:family="paragraph" style:parent-style-name="Text_20_body" style:list-style-name="L2">
      <style:paragraph-properties fo:margin-top="0in" fo:margin-bottom="0in" loext:contextual-spacing="false"/>
    </style:style>
    <style:style style:name="P20" style:family="paragraph" style:parent-style-name="Text_20_body" style:list-style-name="L3">
      <style:paragraph-properties fo:margin-top="0in" fo:margin-bottom="0in" loext:contextual-spacing="false"/>
    </style:style>
    <style:style style:name="P21" style:family="paragraph" style:parent-style-name="Text_20_body" style:list-style-name="L8">
      <style:paragraph-properties fo:margin-top="0in" fo:margin-bottom="0in" loext:contextual-spacing="false"/>
    </style:style>
    <style:style style:name="P22" style:family="paragraph" style:parent-style-name="Text_20_body" style:list-style-name="L12">
      <style:paragraph-properties fo:margin-top="0in" fo:margin-bottom="0in" loext:contextual-spacing="false"/>
    </style:style>
    <style:style style:name="P23" style:family="paragraph" style:parent-style-name="Text_20_body" style:list-style-name="L15">
      <style:paragraph-properties fo:margin-top="0in" fo:margin-bottom="0in" loext:contextual-spacing="false"/>
    </style:style>
    <style:style style:name="P24" style:family="paragraph" style:parent-style-name="Preformatted_20_Text" style:list-style-name="L12"/>
    <style:style style:name="P25" style:family="paragraph" style:parent-style-name="Preformatted_20_Text" style:list-style-name="L15"/>
    <style:style style:name="P26" style:family="paragraph" style:parent-style-name="Preformatted_20_Text" style:list-style-name="L12">
      <style:paragraph-properties fo:margin-top="0in" fo:margin-bottom="0.1965in" loext:contextual-spacing="false"/>
    </style:style>
    <style:style style:name="P27" style:family="paragraph" style:parent-style-name="Preformatted_20_Text" style:list-style-name="L15">
      <style:paragraph-properties fo:margin-top="0in" fo:margin-bottom="0.1965in" loext:contextual-spacing="false"/>
    </style:style>
    <style:style style:name="T1" style:family="text">
      <style:text-properties fo:language="en" fo:country="U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eek 7 Homework: A Day in the Life of a Windows Sysadmin</text:h>
      <text:h text:style-name="Heading_20_3" text:outline-level="3"><text:bookmark text:name="user-content-overview"/>Overview</text:h>
      <text:p text:style-name="Text_20_body">This homework assignment builds on the Group Policy Objectives activities from the previous class. We will create domain-hardening GPOs and revisit some PowerShell fundamentals.</text:p>
      <text:p text:style-name="Text_20_body">⚠ The Day 3 activities must be fully completed in order to complete this activity. If they are not, you will need to refer to your student guides and set up your domain OUs, users, and groups .</text:p>
      <text:h text:style-name="Heading_20_3" text:outline-level="3"><text:bookmark text:name="user-content-lab-environment"/>Lab Environment</text:h>
      <text:p text:style-name="Text_20_body">For this week's homework, please use the Windows Server machine and Windows 10 machine inside your Azure Windows RDP Host machine.</text:p>
      <text:p text:style-name="Text_20_body"><text:span text:style-name="Strong_20_Emphasis">Windows RDP Host Machine:</text:span></text:p>
      <text:list xml:id="list1427434629" text:style-name="L1">
        <text:list-item>
          <text:p text:style-name="P18">Username: <text:span text:style-name="Source_20_Text">azadmin</text:span> </text:p>
        </text:list-item>
        <text:list-item>
          <text:p text:style-name="P1">Password: <text:span text:style-name="Source_20_Text">p4ssw0rd*</text:span> </text:p>
        </text:list-item>
      </text:list>
      <text:p text:style-name="Text_20_body">Open the Hyper-V Manager in the Windows RDP Host machine to access the nested virtual machines:</text:p>
      <text:p text:style-name="Text_20_body"><text:span text:style-name="Strong_20_Emphasis">Windows 10 Machine</text:span></text:p>
      <text:list xml:id="list48617873" text:style-name="L2">
        <text:list-item>
          <text:p text:style-name="P19">Username: <text:span text:style-name="Source_20_Text">sysadmin</text:span> </text:p>
        </text:list-item>
        <text:list-item>
          <text:p text:style-name="P2">Password: <text:span text:style-name="Source_20_Text">cybersecurity</text:span> </text:p>
        </text:list-item>
      </text:list>
      <text:p text:style-name="Text_20_body"><text:span text:style-name="Strong_20_Emphasis">Windows Server Machine:</text:span></text:p>
      <text:list xml:id="list1954930597" text:style-name="L3">
        <text:list-item>
          <text:p text:style-name="P20">Username: <text:span text:style-name="Source_20_Text">sysadmin</text:span> </text:p>
        </text:list-item>
        <text:list-item>
          <text:p text:style-name="P3">Password: <text:span text:style-name="Source_20_Text">p4ssw0rd*</text:span> </text:p>
        </text:list-item>
      </text:list>
      <text:p text:style-name="Text_20_body"><text:span text:style-name="Strong_20_Emphasis">Note</text:span>: The instructions for each task will tell you which machine to work in.</text:p>
      <text:p text:style-name="Text_20_body">The following document contains a list of Windows issues that commonly occur during this unit. Familiarize yourself with these issues so you can fix them as needed:</text:p>
      <text:list xml:id="list3553396459" text:style-name="L4">
        <text:list-item>
          <text:p text:style-name="P4"><text:a xlink:type="simple" xlink:href="https://docs.google.com/document/d/18Mz12q82nhxkypVRdIVgIqsLeNG1oCQj_TPsFJ3RgGk/edit" office:target-frame-name="_blank" xlink:show="new" text:style-name="Internet_20_link" text:visited-style-name="Visited_20_Internet_20_Link">Understanding the Windows Unit Lab</text:a> </text:p>
        </text:list-item>
      </text:list>
      <text:p text:style-name="Text_20_body">Refer to your Unit 7 Student Guides if you have trouble with this homework.</text:p>
      <text:p text:style-name="Horizontal_20_Line"/>
      <text:h text:style-name="Heading_20_3" text:outline-level="3"><text:bookmark text:name="user-content-task-1-create-a-gpo-disable-local-link-multicast-name-resolution-llmnr"/>Task 1: Create a GPO: Disable Local Link Multicast Name Resolution (LLMNR)</text:h>
      <text:p text:style-name="Text_20_body">For this first task, you will investigate and mitigate one of the attack vectors that exists within a Windows domain.</text:p>
      <text:list xml:id="list2905217804" text:style-name="L5">
        <text:list-item>
          <text:p text:style-name="P5"><text:a xlink:type="simple" xlink:href="https://attack.mitre.org/techniques/T1171/" office:target-frame-name="_blank" xlink:show="new" text:style-name="Internet_20_link" text:visited-style-name="Visited_20_Internet_20_Link">Read about LLMNR vulnerabilities in the the MITRE ATT&amp;CK database</text:a>.</text:p>
          <text:list>
            <text:list-item>
              <text:p text:style-name="P5"><text:soft-page-break/>MITRE is one of the world's leading organizations for threat intelligence in cybersecurity.</text:p>
            </text:list-item>
            <text:list-item>
              <text:p text:style-name="P5">MITRE maintains the Common Vulnerabilities and Exposures database, which catalogs officially known exploits.</text:p>
            </text:list-item>
            <text:list-item>
              <text:p text:style-name="P5">It also maintains this MITRE ATT&amp;CK database, which catalogs attack methods and signatures of known hacking groups.</text:p>
            </text:list-item>
          </text:list>
        </text:list-item>
      </text:list>
      <text:p text:style-name="Text_20_body"><text:span text:style-name="Strong_20_Emphasis">Local Link Multicast Name Resolution (LLMNR)</text:span> is a vulnerability, so we will be disabling it on our Windows 10 machine (via the <text:span text:style-name="Source_20_Text">GC Computers</text:span> OU).</text:p>
      <text:p text:style-name="Text_20_body">A few notes about LLMNR:</text:p>
      <text:list xml:id="list4248228903" text:style-name="L6">
        <text:list-item>
          <text:p text:style-name="P6">LLMNR is a protocol used as a backup (not an alternative) for DNS in Windows.</text:p>
        </text:list-item>
        <text:list-item>
          <text:p text:style-name="P6">When Windows cannot find a local address (e.g. the location of a file server), it uses LLMNR to send out a broadcast across the network asking if any device knows the address.</text:p>
        </text:list-item>
        <text:list-item>
          <text:p text:style-name="P6">LLMNR’s vulnerability is that it accepts any response as authentic, allowing attackers to poison or spoof LLMNR responses, forcing devices to authenticate to them.</text:p>
        </text:list-item>
        <text:list-item>
          <text:p text:style-name="P6">An LLMNR-enabled Windows machine may automatically trust responses from anyone in the network.</text:p>
        </text:list-item>
      </text:list>
      <text:p text:style-name="Text_20_body">Turning off LLMNR for the <text:span text:style-name="Source_20_Text">GC Computers</text:span> OU will prevent our Windows machine from trusting location responses from potential attackers.</text:p>
      <text:h text:style-name="Heading_20_4" text:outline-level="4"><text:bookmark text:name="user-content-instructions"/>Instructions</text:h>
      <text:p text:style-name="Text_20_body">Since this task deals with Active Directory Group Policy Objects, you'll be working in your nested <text:span text:style-name="Strong_20_Emphasis">Windows Server</text:span> machine.</text:p>
      <text:p text:style-name="Text_20_body">Create a Group Policy Object that prevents your domain-joined Windows machine from using LLMNR:</text:p>
      <text:list xml:id="list3550220653" text:style-name="L7">
        <text:list-item>
          <text:p text:style-name="P7">On the top-right of the Server Manager screen, open the Group Policy Management tool to create a new GPO.</text:p>
        </text:list-item>
        <text:list-item>
          <text:p text:style-name="P7">Right-click <text:span text:style-name="Strong_20_Emphasis">Group Policy Objects</text:span> and select <text:span text:style-name="Strong_20_Emphasis">New</text:span>.</text:p>
        </text:list-item>
        <text:list-item>
          <text:p text:style-name="P7">Name the Group Policy Object <text:span text:style-name="Source_20_Text">No LLMNR</text:span>.</text:p>
        </text:list-item>
        <text:list-item>
          <text:p text:style-name="P7">Right-click the new <text:span text:style-name="Strong_20_Emphasis">No LLMNR</text:span> GPO listing and select <text:span text:style-name="Strong_20_Emphasis">Edit</text:span> to open the Group Policy Management Editor and find policies.</text:p>
        </text:list-item>
        <text:list-item>
          <text:p text:style-name="P7">In the Group Policy Management Editor, the policy you are looking for is at the following path: <text:span text:style-name="Source_20_Text">Computer Configuration\Policies\Administrative Templates\Network\DNS Client</text:span>.</text:p>
          <text:list>
            <text:list-item>
              <text:p text:style-name="P7">Find the policy called <text:span text:style-name="Source_20_Text">Turn Off Multicast Name Resolution</text:span>.</text:p>
            </text:list-item>
            <text:list-item>
              <text:p text:style-name="P7"><text:soft-page-break/>Enable this policy.</text:p>
            </text:list-item>
          </text:list>
        </text:list-item>
        <text:list-item>
          <text:p text:style-name="P7">Exit the Group Policy Management Editor and link the GPO to the <text:span text:style-name="Source_20_Text">GC Computers</text:span> organizational unit you previously created.</text:p>
        </text:list-item>
      </text:list>
      <text:p text:style-name="Horizontal_20_Line"/>
      <text:h text:style-name="Heading_20_3" text:outline-level="3"><text:bookmark text:name="user-content-task-2-create-a-gpo-account-lockout"/>Task 2: Create a GPO: Account Lockout</text:h>
      <text:p text:style-name="Text_20_body">For security and compliance reasons, the CIO needs us to implement an account lockout policy on our Windows workstation. An account lockout disables access to an account for a set period of time after a specific number of failed login attempts. This policy defends against brute-force attacks, in which attackers can enter a million passwords in just a few minutes.</text:p>
      <text:p text:style-name="Text_20_body">Account lockouts have some important considerations. Read about these in the following documentation:</text:p>
      <text:list xml:id="list3493391689" text:style-name="L8">
        <text:list-item>
          <text:p text:style-name="P21"><text:a xlink:type="simple" xlink:href="https://docs.microsoft.com/en-us/archive/blogs/secguide/configuring-account-lockout" office:target-frame-name="_blank" xlink:show="new" text:style-name="Internet_20_link" text:visited-style-name="Visited_20_Internet_20_Link">Microsoft Security Guidance: Configuring Account Lockout</text:a> </text:p>
        </text:list-item>
        <text:list-item>
          <text:p text:style-name="P8">You only need to read the "Account Lockout Tradeoffs" and "Baseline Selection" sections. </text:p>
        </text:list-item>
      </text:list>
      <text:p text:style-name="Text_20_body">To summarize, an overly restrictive account lockout policy (such as locking an account for 10 hours after 2 failed attempts), can potentially keep an account locked forever if an attacker repeatedly attempts to access it in an automated way.</text:p>
      <text:h text:style-name="Heading_20_4" text:outline-level="4"><text:bookmark text:name="user-content-instructions-1"/>Instructions</text:h>
      <text:p text:style-name="Text_20_body">You'll be working within in your nested Windows Server machine again to create another Group Policy Object.</text:p>
      <text:p text:style-name="Text_20_body">Create what you believe to be a reasonable account lockout Group Policy for the Windows 10 machine.</text:p>
      <text:list xml:id="list2034927426" text:style-name="L9">
        <text:list-item>
          <text:p text:style-name="P9">Name the Group Policy Object <text:span text:style-name="Source_20_Text">Account Lockout</text:span>.</text:p>
        </text:list-item>
        <text:list-item>
          <text:p text:style-name="P9">You can use Microsoft's 10/15/15 recommendation if you'd like.</text:p>
        </text:list-item>
        <text:list-item>
          <text:p text:style-name="P9">When editing policies for this new GPO, keep in mind that you're looking for <text:span text:style-name="Emphasis">computer configuration</text:span> policies to apply to your <text:span text:style-name="Source_20_Text">GC Computers</text:span> OU. Also, these policies involve Windows <text:span text:style-name="Emphasis">security settings</text:span> and <text:span text:style-name="Emphasis">accounts</text:span>.</text:p>
        </text:list-item>
        <text:list-item>
          <text:p text:style-name="P9">Don't forget to link the GPO to your <text:span text:style-name="Source_20_Text">GC Computers</text:span> organizational unit.</text:p>
        </text:list-item>
      </text:list>
      <text:p text:style-name="Text_20_body"><text:span text:style-name="Strong_20_Emphasis">Hint</text:span>: If you're confused about where to find the right policies, check the instructions in italics.</text:p>
      <text:p text:style-name="Horizontal_20_Line"/>
      <text:h text:style-name="Heading_20_3" text:outline-level="3"><text:bookmark text:name="user-content-task-3-create-a-gpo-enabling-verbose-powershell-logging-and-transcription"/>Task 3: Create a GPO: Enabling Verbose PowerShell Logging and Transcription</text:h>
      <text:p text:style-name="Text_20_body">As mentioned in a previous lesson, PowerShell is often used as a <text:a xlink:type="simple" xlink:href="https://medium.com/threat-intel/what-is-living-off-the-land-ca0c2e932931" office:target-frame-name="_blank" xlink:show="new" text:style-name="Internet_20_link" text:visited-style-name="Visited_20_Internet_20_Link">living off the land</text:a> hacker tool. This means:</text:p>
      <text:list xml:id="list1811419900" text:style-name="L10">
        <text:list-item>
          <text:p text:style-name="P10"><text:soft-page-break/>Once a hacker gains access to a Windows machine, they will leverage built-in tools, such as PowerShell and <text:span text:style-name="Source_20_Text">wmic</text:span>, as much as possible to achieve their goals while trying to stay under the radar. </text:p>
        </text:list-item>
      </text:list>
      <text:p text:style-name="Text_20_body">So why not just completely disable PowerShell?</text:p>
      <text:list xml:id="list3280218194" text:style-name="L11">
        <text:list-item>
          <text:p text:style-name="P11">Many security tools and system administration management operations, such as workstation provisioning, require heavy use of PowerShell to set up machines.</text:p>
        </text:list-item>
        <text:list-item>
          <text:p text:style-name="P11">Best practices for enabling or disabling PowerShell are debated. This often leads to the solution of allowing only certain applications to run. These setups require a heavy amount of configuration using tools such as <text:a xlink:type="simple" xlink:href="https://docs.microsoft.com/en-us/windows/security/threat-protection/windows-defender-application-control/applocker/applocker-overview" office:target-frame-name="_blank" xlink:show="new" text:style-name="Internet_20_link" text:visited-style-name="Visited_20_Internet_20_Link">AppLocker</text:a>.</text:p>
        </text:list-item>
        <text:list-item>
          <text:p text:style-name="P11">This is why we're going to use a PowerShell practice that is recommended regardless of whether PowerShell is enabled or disabled: enabling enhanced PowerShell logging and visibility through verbosity.</text:p>
        </text:list-item>
        <text:list-item>
          <text:p text:style-name="P11">This type of policy is important for tools like SIEM and for forensics operations, as it helps combat obfuscated PowerShell payloads.</text:p>
        </text:list-item>
      </text:list>
      <text:h text:style-name="Heading_20_4" text:outline-level="4"><text:bookmark text:name="user-content-instructions-2"/>Instructions</text:h>
      <text:p text:style-name="Text_20_body">For this task, you'll be working in your <text:span text:style-name="Strong_20_Emphasis">Windows Server</text:span> machine.</text:p>
      <text:p text:style-name="Text_20_body">Create a Group Policy Object to enable PowerShell logging and transcription. This GPO will combine multiple policies into one, although they are all under the same policy collection.</text:p>
      <text:list xml:id="list2575668361" text:style-name="L12">
        <text:list-item>
          <text:p text:style-name="P12">Name the Group Policy Object <text:span text:style-name="Source_20_Text">PowerShell Logging</text:span>.</text:p>
          <text:list>
            <text:list-item>
              <text:p text:style-name="P12">Find the proper Windows Powershell policy in Group Policy Management Editor.</text:p>
            </text:list-item>
            <text:list-item>
              <text:p text:style-name="P12"><text:span text:style-name="Strong_20_Emphasis">Hint</text:span>: Check out the computer configuration, administrative templates, and Windows component directories.</text:p>
            </text:list-item>
          </text:list>
        </text:list-item>
        <text:list-item>
          <text:p text:style-name="P12">Enable the <text:span text:style-name="Source_20_Text">Turn on Module Logging</text:span> and do the following:</text:p>
          <text:list>
            <text:list-item>
              <text:p text:style-name="P12">Click <text:span text:style-name="Strong_20_Emphasis">Show</text:span> next to <text:span text:style-name="Strong_20_Emphasis">Module Names</text:span>.</text:p>
            </text:list-item>
            <text:list-item>
              <text:p text:style-name="P12">Since we want to log <text:span text:style-name="Emphasis">all</text:span> PowerShell modules, enter an asterisk <text:span text:style-name="Source_20_Text">*</text:span> (wildcard) for the Module Name, then click <text:span text:style-name="Strong_20_Emphasis">OK</text:span>.</text:p>
            </text:list-item>
          </text:list>
        </text:list-item>
        <text:list-item>
          <text:p text:style-name="P12">Enable the <text:span text:style-name="Source_20_Text">Turn on PowerShell Script Block Logging</text:span> policy.</text:p>
          <text:list>
            <text:list-item>
              <text:p text:style-name="P12">This policy uses the following template to log what is executed in the script block:</text:p>
              <text:p text:style-name="P24"><text:bookmark text:name="LC1"/><text:span text:style-name="Source_20_Text"><text:span text:style-name="T1">$collection = </text:span></text:span></text:p>
              <text:p text:style-name="P24"><text:bookmark text:name="LC2"/><text:span text:style-name="Source_20_Text"><text:span text:style-name="T1">foreach ($item in $collection) {</text:span></text:span></text:p>
              <text:p text:style-name="P24"><text:bookmark text:name="LC3"/><text:span text:style-name="Source_20_Text"><text:s text:c="4"/></text:span><text:span text:style-name="Source_20_Text"><text:span text:style-name="T1">&lt;Everything here will get logged by this policy&gt;</text:span></text:span></text:p>
              <text:p text:style-name="P26"><text:bookmark text:name="LC4"/><text:span text:style-name="Source_20_Text"><text:span text:style-name="T1">}</text:span></text:span></text:p>
            </text:list-item>
            <text:list-item>
              <text:p text:style-name="P12"><text:soft-page-break/>Make sure to check the <text:span text:style-name="Source_20_Text">Log script block invocation start/stop events:</text:span> setting.</text:p>
            </text:list-item>
          </text:list>
        </text:list-item>
        <text:list-item>
          <text:p text:style-name="P12">Enable the <text:span text:style-name="Source_20_Text">Turn on Script Execution</text:span> policy and do the following:</text:p>
          <text:list>
            <text:list-item>
              <text:p text:style-name="P12">Set <text:span text:style-name="Strong_20_Emphasis">Execution Policy</text:span> to <text:span text:style-name="Strong_20_Emphasis">Allow all scripts</text:span>.</text:p>
            </text:list-item>
            <text:list-item>
              <text:p text:style-name="P12"><text:span text:style-name="Strong_20_Emphasis">Note:</text:span> Do you remember the <text:span text:style-name="Source_20_Text">Set-ExecutionPolicy</text:span> cmdlet we ran during the PowerShell exercises? This policy can enforce those settings as part of a GPO.</text:p>
            </text:list-item>
          </text:list>
        </text:list-item>
        <text:list-item>
          <text:p text:style-name="P12">Enable the <text:span text:style-name="Source_20_Text">Turn on PowerShell Transcription</text:span> policy and do the following:</text:p>
          <text:list>
            <text:list-item>
              <text:p text:style-name="P12">Leave the <text:span text:style-name="Strong_20_Emphasis">Transcript output directory</text:span> blank (this defaults to the user's <text:span text:style-name="Source_20_Text">~\Documents</text:span> directory).</text:p>
              <text:list>
                <text:list-item>
                  <text:p text:style-name="P22"><text:span text:style-name="Strong_20_Emphasis">Note:</text:span> "Transcription" means that an exact copy of the the commands are created in an output directory. </text:p>
                </text:list-item>
              </text:list>
            </text:list-item>
            <text:list-item>
              <text:p text:style-name="P12">Check the <text:span text:style-name="Strong_20_Emphasis">Include invocation headers</text:span> option. This will add timestamps to the command transcriptions.</text:p>
            </text:list-item>
          </text:list>
        </text:list-item>
        <text:list-item>
          <text:p text:style-name="P12">Leave the <text:span text:style-name="Source_20_Text">Set the default source path for Update-Help</text:span> policy as <text:span text:style-name="Strong_20_Emphasis">Not configured</text:span>.</text:p>
        </text:list-item>
        <text:list-item>
          <text:p text:style-name="P12">Link this new <text:span text:style-name="Source_20_Text">PowerShell Logging</text:span> GPO to the <text:span text:style-name="Source_20_Text">GC Computers</text:span> OU.</text:p>
        </text:list-item>
      </text:list>
      <text:p text:style-name="Text_20_body">Note that the next time you log into your Windows 10 machine, run <text:span text:style-name="Source_20_Text">gpupdate</text:span>. Then launch a new PowerShell window and run a script. You see verbose PowerShell logs created in the Windows 10 machine directory for the user that ran the script: <text:span text:style-name="Source_20_Text">C:\Users\&lt;user&gt;\Documents</text:span>.</text:p>
      <text:p text:style-name="Text_20_body">Speaking of scripts, your next task is to create a script.</text:p>
      <text:p text:style-name="Horizontal_20_Line"/>
      <text:h text:style-name="Heading_20_3" text:outline-level="3"><text:bookmark text:name="user-content-task-4-create-a-script-enumerate-access-control-lists"/>Task 4: Create a Script: Enumerate Access Control Lists</text:h>
      <text:p text:style-name="Text_20_body">Before we create a script, let's review <text:a xlink:type="simple" xlink:href="https://docs.microsoft.com/en-us/archive/msdn-magazine/2008/november/access-control-understanding-windows-file-and-registry-permissions" office:target-frame-name="_blank" xlink:show="new" text:style-name="Internet_20_link" text:visited-style-name="Visited_20_Internet_20_Link">Access Control Lists</text:a>.</text:p>
      <text:list xml:id="list1444070340" text:style-name="L13">
        <text:list-item>
          <text:p text:style-name="P13">In Windows, access to files and directories are managed by Access Control Lists (ACLs). These identify which entities (known as security principals), such as users and groups, can access which resources. ACLs use security identifers to manage which principals can access which resources.</text:p>
        </text:list-item>
        <text:list-item>
          <text:p text:style-name="P13">While you don't need to know the specific components within ACLs for this task, you do need to know how to use the <text:span text:style-name="Source_20_Text">Get-Acl</text:span> PowerShell cmdlet to retrieve them. <text:a xlink:type="simple" xlink:href="https://docs.microsoft.com/en-us/powershell/module/microsoft.powershell.security/get-acl?view=powershell-7" office:target-frame-name="_blank" xlink:show="new" text:style-name="Internet_20_link" text:visited-style-name="Visited_20_Internet_20_Link">View Get-Acl documentation here</text:a>.</text:p>
        </text:list-item>
      </text:list>
      <text:p text:style-name="Text_20_body">Familiarize yourself with the basics of <text:span text:style-name="Source_20_Text">Get-Acls</text:span>:</text:p>
      <text:list xml:id="list279383974" text:style-name="L14">
        <text:list-item>
          <text:p text:style-name="P14"><text:soft-page-break/><text:span text:style-name="Source_20_Text">Get-Acl</text:span> without any parameters or arguments will return the security descriptors of the directory you're currently in.</text:p>
        </text:list-item>
        <text:list-item>
          <text:p text:style-name="P14"><text:span text:style-name="Source_20_Text">Get-Acl &lt;filename&gt;</text:span> will return the specific file's ACL. We'll need to use this for our task.</text:p>
        </text:list-item>
      </text:list>
      <text:h text:style-name="Heading_20_4" text:outline-level="4"><text:bookmark text:name="user-content-instructions-3"/>Instructions</text:h>
      <text:p text:style-name="Text_20_body">For this task, you'll be working in your nested <text:span text:style-name="Strong_20_Emphasis">Windows 10</text:span> machine with the following credentials: <text:span text:style-name="Source_20_Text">sysadmin</text:span> | <text:span text:style-name="Source_20_Text">cybersecurity</text:span>.</text:p>
      <text:p text:style-name="Text_20_body">Create a PowerShell script that will enumerate the Access Control List of each file or subdirectory within the current working directory.</text:p>
      <text:list xml:id="list2916372932" text:style-name="L15">
        <text:list-item>
          <text:p text:style-name="P15">Create a <text:span text:style-name="Source_20_Text">foreach</text:span> loop. You can use the following template:</text:p>
          <text:p text:style-name="P25"><text:bookmark text:name="LC11"/><text:span text:style-name="Source_20_Text"><text:span text:style-name="T1">foreach ($item in $directory) {</text:span></text:span></text:p>
          <text:p text:style-name="P25"><text:bookmark text:name="LC21"/><text:span text:style-name="Source_20_Text"><text:s text:c="4"/></text:span><text:span text:style-name="Source_20_Text"><text:span text:style-name="T1">&lt;Script block&gt;</text:span></text:span></text:p>
          <text:p text:style-name="P27"><text:bookmark text:name="LC31"/><text:span text:style-name="Source_20_Text"><text:span text:style-name="T1">}</text:span></text:span></text:p>
        </text:list-item>
        <text:list-item>
          <text:p text:style-name="P15">Above the <text:span text:style-name="Source_20_Text">foreach</text:span> condition, set a variable, <text:span text:style-name="Source_20_Text">$directory</text:span>, to the contents of the current directory.</text:p>
        </text:list-item>
        <text:list-item>
          <text:p text:style-name="P15">Replace the script block placeholder with the command to enumerate the ACL of a file, using the <text:span text:style-name="Source_20_Text">$item</text:span> variable in place of the file name.</text:p>
          <text:list>
            <text:list-item>
              <text:p text:style-name="P15">You'll need to use the following cmdlets:</text:p>
              <text:list>
                <text:list-item>
                  <text:p text:style-name="P23"><text:span text:style-name="Source_20_Text">Get-ChildItem</text:span> (or any alias of <text:span text:style-name="Source_20_Text">Get-ChildItem</text:span>, such as <text:span text:style-name="Source_20_Text">ls</text:span> or <text:span text:style-name="Source_20_Text">dir</text:span>) </text:p>
                </text:list-item>
                <text:list-item>
                  <text:p text:style-name="P23"><text:span text:style-name="Source_20_Text">Get-Acl</text:span> </text:p>
                </text:list-item>
              </text:list>
            </text:list-item>
          </text:list>
        </text:list-item>
        <text:list-item>
          <text:p text:style-name="P15">Save this script in <text:span text:style-name="Source_20_Text">C:\Users\sysadmin\Documents</text:span> as <text:span text:style-name="Source_20_Text">enum_acls.ps1</text:span>.</text:p>
        </text:list-item>
        <text:list-item>
          <text:p text:style-name="P15">Test this script by moving to any directory (<text:span text:style-name="Source_20_Text">cd C:\Windows</text:span>), and running <text:span text:style-name="Source_20_Text">C:\Users\sysadmin\Documents\enum_acls.ps1</text:span> (enter the full path and file name).</text:p>
          <text:list>
            <text:list-item>
              <text:p text:style-name="P15">You should see the ACL output of each file or subdirectory where you ran the script from. </text:p>
            </text:list-item>
          </text:list>
        </text:list-item>
      </text:list>
      <text:p text:style-name="Horizontal_20_Line"/>
      <text:h text:style-name="Heading_20_3" text:outline-level="3"><text:bookmark text:name="user-content-bonus-task-5-verify-your-powershell-logging-gpo"/>Bonus Task 5: Verify Your PowerShell Logging GPO</text:h>
      <text:p text:style-name="Text_20_body">For this task we'll want to test and verify that our PowerShell logging GPO is working properly.</text:p>
      <text:h text:style-name="Heading_20_4" text:outline-level="4"><text:bookmark text:name="user-content-instructions-4"/>Instructions</text:h>
      <text:list xml:id="list3864025194" text:style-name="L16">
        <text:list-item>
          <text:p text:style-name="P16">Ensure you're logged into the <text:span text:style-name="Strong_20_Emphasis">Windows 10</text:span> machine as <text:span text:style-name="Source_20_Text">sysadmin</text:span> | <text:span text:style-name="Source_20_Text">cybersecurity</text:span>.</text:p>
        </text:list-item>
        <text:list-item>
          <text:p text:style-name="P16">Run <text:span text:style-name="Source_20_Text">gpupdate</text:span> in an administrative PowerShell window to pull the latest Active Directory changes.</text:p>
        </text:list-item>
        <text:list-item>
          <text:p text:style-name="P16">Close and relaunch PowerShell into an administrative session.</text:p>
        </text:list-item>
        <text:list-item>
          <text:p text:style-name="P16"><text:soft-page-break/>Navigate to a directory you want to see the ACLs in. You can go to C:\Windows, as you did in Task 4.</text:p>
        </text:list-item>
        <text:list-item>
          <text:p text:style-name="P16">Run the <text:span text:style-name="Source_20_Text">enum_acls.ps1</text:span> script using the full file path and name such as the one in Task 4.</text:p>
        </text:list-item>
        <text:list-item>
          <text:p text:style-name="P16">Check the <text:span text:style-name="Source_20_Text">C:\Users\sysadmin\Documents</text:span> for your new logs.</text:p>
          <text:list>
            <text:list-item>
              <text:p text:style-name="P16">You should see a directory with the current date (for example, <text:span text:style-name="Source_20_Text">20200908</text:span>) as the directory name. Your new transcribed PowerShell logs should be inside. </text:p>
            </text:list-item>
          </text:list>
        </text:list-item>
      </text:list>
      <text:p text:style-name="Horizontal_20_Line"/>
      <text:h text:style-name="Heading_20_3" text:outline-level="3"><text:bookmark text:name="user-content-submission-guidelines"/>Submission Guidelines</text:h>
      <text:p text:style-name="Text_20_body">Provide the following:</text:p>
      <text:list xml:id="list2403847214" text:style-name="L17">
        <text:list-item>
          <text:p text:style-name="P17"><text:span text:style-name="Strong_20_Emphasis">Deliverable for Task 1:</text:span> Take a screenshot of all the GPOs created for this homework assignment. To find these, launch the Group Policy Management tool, select <text:span text:style-name="Strong_20_Emphasis">Group Policy Objects</text:span>, and take a screenshot of the GPOs you've created.</text:p>
        </text:list-item>
        <text:list-item>
          <text:p text:style-name="P17"><text:span text:style-name="Strong_20_Emphasis">Deliverable for Task 2:</text:span> Submit a screenshot of the different <text:span text:style-name="Source_20_Text">Account Lockout</text:span> policies in Group Policy Management Editor. It should show the three values you set under the Policy and Policy Setting columns.</text:p>
        </text:list-item>
        <text:list-item>
          <text:p text:style-name="P17"><text:span text:style-name="Strong_20_Emphasis">Deliverable for Task 3:</text:span> Submit a screenshot of the different <text:span text:style-name="Source_20_Text">Windows PowerShell</text:span> policies within the Group Policy Management Editor. Four of these should be enabled.</text:p>
        </text:list-item>
        <text:list-item>
          <text:p text:style-name="P17"><text:span text:style-name="Strong_20_Emphasis">Deliverable for Task 4:</text:span> Submit a copy of your <text:span text:style-name="Source_20_Text">enum_acls.ps1</text:span> script.</text:p>
        </text:list-item>
        <text:list-item>
          <text:p text:style-name="P17"><text:span text:style-name="Strong_20_Emphasis">Deliverable for Bonus Task 5:</text:span> Submit a screenshot of the contents of one of your transcribed PowerShell logs or a copy of one of the log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4T12:38:12.783000000</meta:creation-date>
    <dc:date>2021-08-14T12:39:45.743000000</dc:date>
    <meta:editing-duration>PT1M33S</meta:editing-duration>
    <meta:editing-cycles>1</meta:editing-cycles>
    <meta:document-statistic meta:table-count="0" meta:image-count="0" meta:object-count="0" meta:page-count="7" meta:paragraph-count="132" meta:word-count="1963" meta:character-count="11948" meta:non-whitespace-character-count="10174"/>
    <meta:generator>LibreOffice/5.4.2.2$Windows_X86_64 LibreOffice_project/22b09f6418e8c2d508a9eaf86b2399209b0990f4</meta:generator>
  </office:meta>
</office:document-meta>
</file>